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2da" officeooo:paragraph-rsid="000dd2da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dd2da" officeooo:paragraph-rsid="000dd2da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 style:list-style-name="L1">
      <style:text-properties officeooo:rsid="000dd2da" officeooo:paragraph-rsid="000dd2da"/>
    </style:style>
    <style:style style:name="P4" style:family="paragraph" style:parent-style-name="Standard" style:list-style-name="L2">
      <style:text-properties officeooo:rsid="000dd2da" officeooo:paragraph-rsid="000dd2da"/>
    </style:style>
    <style:style style:name="P5" style:family="paragraph" style:parent-style-name="Standard" style:list-style-name="L3">
      <style:text-properties officeooo:rsid="000dd2da" officeooo:paragraph-rsid="000dd2da"/>
    </style:style>
    <style:style style:name="P6" style:family="paragraph" style:parent-style-name="Standard" style:list-style-name="L4">
      <style:text-properties officeooo:rsid="000dd2da" officeooo:paragraph-rsid="000dd2da"/>
    </style:style>
    <style:style style:name="P7" style:family="paragraph" style:parent-style-name="Standard" style:list-style-name="L5">
      <style:text-properties officeooo:rsid="000dd2da" officeooo:paragraph-rsid="000dd2da"/>
    </style:style>
    <style:style style:name="P8" style:family="paragraph" style:parent-style-name="Standard" style:list-style-name="L6">
      <style:text-properties officeooo:rsid="000dd2da" officeooo:paragraph-rsid="000dd2da"/>
    </style:style>
    <style:style style:name="P9" style:family="paragraph" style:parent-style-name="Standard" style:list-style-name="L7">
      <style:text-properties officeooo:rsid="000dd2da" officeooo:paragraph-rsid="000dd2da"/>
    </style:style>
    <style:style style:name="P10" style:family="paragraph" style:parent-style-name="Standard">
      <style:text-properties officeooo:rsid="000dd2da" officeooo:paragraph-rsid="000dd2da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Some Important points For Navigating Mac Terminal</text:p>
      <text:p text:style-name="P1"/>
      <text:list xml:id="list3971006880980668052" text:style-name="L1">
        <text:list-item>
          <text:p text:style-name="P3">All Work Do In Terminal Or Command Prompt</text:p>
          <text:p text:style-name="P3"/>
        </text:list-item>
        <text:list-item>
          <text:p text:style-name="P3">Red Color :- For Command In Terminal</text:p>
          <text:p text:style-name="P3"><text:tab/></text:p>
        </text:list-item>
        <text:list-item>
          <text:p text:style-name="P3">Dev :- Developer Mode Install Locally Not send To Server </text:p>
          <text:p text:style-name="P3"><text:tab/></text:p>
        </text:list-item>
        <text:list-item>
          <text:p text:style-name="P3">First Goto Current Location :- pwd</text:p>
          <text:p text:style-name="P3"><text:tab/></text:p>
        </text:list-item>
        <text:list-item>
          <text:p text:style-name="P3">Second <text:s/>Goto Home Folder :- cd</text:p>
          <text:p text:style-name="P3"><text:tab/></text:p>
        </text:list-item>
        <text:list-item>
          <text:p text:style-name="P3">Third List Of Folder In Home :- ls</text:p>
          <text:p text:style-name="P3"><text:tab/></text:p>
        </text:list-item>
        <text:list-item>
          <text:p text:style-name="P3">Fourth List Of Sub Folder In Home :- ls-l</text:p>
          <text:p text:style-name="P3"><text:tab/></text:p>
        </text:list-item>
        <text:list-item>
          <text:p text:style-name="P3">Fifth Hidden Files And Folder In Home :- ls-a</text:p>
          <text:p text:style-name="P3"><text:tab/></text:p>
        </text:list-item>
        <text:list-item>
          <text:p text:style-name="P3">Sixth Goto Hard Drive :- cd / And also go for usr/local/bin</text:p>
          <text:p text:style-name="P3"/>
        </text:list-item>
        <text:list-item>
          <text:p text:style-name="P3">All These Tools Are Store In Same Path In Mac :- /usr/local/bin (cd / &gt; ls &gt; cd usr &gt; ls &gt; cd local &gt; ls &gt; cd bin &gt; ls)</text:p>
          <text:p text:style-name="P3"><text:tab/></text:p>
        </text:list-item>
        <text:list-item>
          <text:p text:style-name="P3">Delete Folder :- rm -r foldername</text:p>
          <text:p text:style-name="P3"><text:tab/></text:p>
        </text:list-item>
        <text:list-item>
          <text:p text:style-name="P3">Access All Files And Folders :- goto any folder &gt; getinfo &gt; unlock it &gt; password &gt; <text:s/></text:p>
          <text:p text:style-name="P3"><text:tab/></text:p>
        </text:list-item>
        <text:list-item>
          <text:p text:style-name="P3">Open Folder Through Terminal :- open foldername</text:p>
          <text:p text:style-name="P3"><text:tab/></text:p>
        </text:list-item>
        <text:list-item>
          <text:p text:style-name="P3">Seventh Goto Child Folders :- cd (press Tab)</text:p>
          <text:p text:style-name="P3"><text:tab/></text:p>
        </text:list-item>
        <text:list-item>
          <text:p text:style-name="P3">Eighth Goto Parent Folder :- cd ..</text:p>
          <text:p text:style-name="P3"><text:tab/></text:p>
        </text:list-item>
        <text:list-item>
          <text:p text:style-name="P3">Ninth Goto Directory You Were Before Last Time :- cd- <text:s/></text:p>
          <text:p text:style-name="P3"/>
        </text:list-item>
        <text:list-item>
          <text:p text:style-name="P3">For Permanent Access :- <text:s/>sudo chown -R $USER.$GROUP ~/.npm <text:s/>and <text:s/>sudo chown -R $USER.$GROUP ~/.config</text:p>
        </text:list-item>
      </text:list>
      <text:p text:style-name="P1"/>
      <text:p text:style-name="P2">AngularJs tools</text:p>
      <text:p text:style-name="P1"/>
      <text:list xml:id="list308772577229021823" text:style-name="L2">
        <text:list-item>
          <text:p text:style-name="P4">For The Use Of AngularJs Tools We Install NodeJs With Npm (Node Package Manager) And Git</text:p>
        </text:list-item>
      </text:list>
      <text:p text:style-name="P1"/>
      <text:list xml:id="list104531572366287" text:continue-numbering="true" text:style-name="L2">
        <text:list-item>
          <text:p text:style-name="P4">First To Install Git :- https://git-scm.com/download/mac , Check git version :- git - - version</text:p>
          <text:p text:style-name="P4"/>
        </text:list-item>
        <text:list-item>
          <text:p text:style-name="P4">Second To Install NodeJs + Npm :- https://nodejs.org/en/ , Check NodeJs version :- node -v , Check Npm version :- npm -v</text:p>
          <text:p text:style-name="P4"/>
        </text:list-item>
      </text:list>
      <text:p text:style-name="P1"/>
      <text:p text:style-name="P1"/>
      <text:p text:style-name="P1"/>
      <text:p text:style-name="P2"><text:soft-page-break/>Bower : Package Manager For Web [Client Side Dependency]</text:p>
      <text:p text:style-name="P1"/>
      <text:p text:style-name="P1"/>
      <text:list xml:id="list2850493426324760026" text:style-name="L3">
        <text:list-item>
          <text:p text:style-name="P5">First To Install Bower :- <text:s/>sudo npm install bower -g (g == Globally) , Check bower version :- bower -v</text:p>
          <text:p text:style-name="P5"/>
        </text:list-item>
        <text:list-item>
          <text:p text:style-name="P5">Second Initialise Bower :- Create NewFolder &gt; bower init (file name bower.json save in NewFolder automatically)</text:p>
          <text:p text:style-name="P5"/>
        </text:list-item>
        <text:list-item>
          <text:p text:style-name="P5">Third To install angular dependency Package :- bower install angular - -save</text:p>
          <text:p text:style-name="P5"/>
        </text:list-item>
        <text:list-item>
          <text:p text:style-name="P5">Fourth To install bootstrap dependency Package :- <text:s/>bower install bootstrap - -save</text:p>
          <text:p text:style-name="P5"/>
        </text:list-item>
        <text:list-item>
          <text:p text:style-name="P5">Fifth To install css animation dependency Package :- bower install animate.css - -save</text:p>
          <text:p text:style-name="P5"/>
        </text:list-item>
        <text:list-item>
          <text:p text:style-name="P5">Sixth For Any Information Or Documentation :- https://bower.io/</text:p>
          <text:p text:style-name="P5"/>
        </text:list-item>
        <text:list-item>
          <text:p text:style-name="P5">Seventh Bower.json File Is There Then You Will Only Do :- bower install or install bower</text:p>
        </text:list-item>
      </text:list>
      <text:p text:style-name="P1"/>
      <text:p text:style-name="P1"/>
      <text:p text:style-name="P2">Grunt : Task Runner [Server Side Dependency]</text:p>
      <text:p text:style-name="P1"/>
      <text:list xml:id="list5420716238403863706" text:style-name="L4">
        <text:list-item>
          <text:p text:style-name="P6">First To Install Grunt :- <text:s/>sudo npm install grunt-cli -g (g == Globally) </text:p>
          <text:p text:style-name="P6"/>
        </text:list-item>
        <text:list-item>
          <text:p text:style-name="P6">Second Initialise Npm :- Create NewFolder &gt; npm init (file name package.json save in NewFolder automatically)</text:p>
          <text:p text:style-name="P6"/>
        </text:list-item>
        <text:list-item>
          <text:p text:style-name="P6">Third To Install Grunt Dev Mode In New Folder :- sudo npm install grunt - -save-dev (dev == Developer)</text:p>
          <text:p text:style-name="P6"/>
        </text:list-item>
        <text:list-item>
          <text:p text:style-name="P6">Fourth :- Third Command Automatically And Locally Create Node Modules Folder And package lock.json in NewFolder</text:p>
          <text:p text:style-name="P6"/>
        </text:list-item>
        <text:list-item>
          <text:p text:style-name="P6">Fifth To Install Different Plugin :- https://gruntjs.com/plugins</text:p>
          <text:p text:style-name="P6"/>
        </text:list-item>
        <text:list-item>
          <text:p text:style-name="P6">Sixth To Install Grunt-Contrib-Cssmin Plugin :- npm install grunt-contrib-cssmin --save-dev </text:p>
          <text:p text:style-name="P6"/>
        </text:list-item>
        <text:list-item>
          <text:p text:style-name="P6">Seventh To Install Grunt-Contrib-Uglify Plugin :- npm install grunt-contrib-uglify --save-dev</text:p>
          <text:p text:style-name="P6"/>
        </text:list-item>
        <text:list-item>
          <text:p text:style-name="P6">Eight To Install Grunt-Contrib-Watch Plugin :- npm install grunt-contrib-watch --save-dev</text:p>
          <text:p text:style-name="P6"/>
        </text:list-item>
        <text:list-item>
          <text:p text:style-name="P6">Ninth To Install Grunt-Contrib-Clean Plugin :- npm install grunt-contrib-clean --save-dev</text:p>
          <text:p text:style-name="P6"/>
        </text:list-item>
        <text:list-item>
          <text:p text:style-name="P6">Tenth Create grunt.js File In NewFolder</text:p>
          <text:p text:style-name="P6"/>
        </text:list-item>
        <text:list-item>
          <text:p text:style-name="P6">Eleventh To Run Grunt File :- grunt</text:p>
          <text:p text:style-name="P6"/>
        </text:list-item>
        <text:list-item>
          <text:p text:style-name="P6">Twelfth package.json and grunt.js Is There You Will Only Do :- npm install (For Dependency) And Run Grunt File (grunt) </text:p>
        </text:list-item>
      </text:list>
      <text:p text:style-name="P1"/>
      <text:p text:style-name="P1"/>
      <text:p text:style-name="P1"/>
      <text:p text:style-name="P1"/>
      <text:p text:style-name="P2"><text:soft-page-break/>Jasmine To Karma</text:p>
      <text:p text:style-name="P1"/>
      <text:list xml:id="list6528119302964574278" text:style-name="L5">
        <text:list-item>
          <text:p text:style-name="P7">First :- Jasmine Is For Unit Testing</text:p>
          <text:p text:style-name="P7"/>
        </text:list-item>
        <text:list-item>
          <text:p text:style-name="P7">Second :- Karma Is For Integration Testing, Cross Browser Testing And Auto Runner</text:p>
          <text:p text:style-name="P7"/>
        </text:list-item>
        <text:list-item>
          <text:p text:style-name="P7">Third :- Mock Ups Are Defined As Angular Fake Objects For Testing</text:p>
          <text:p text:style-name="P7"/>
        </text:list-item>
        <text:list-item>
          <text:p text:style-name="P7">Fourth :- Grunt Trigger Karma And Karma Trigger Bower</text:p>
          <text:p text:style-name="P7"/>
        </text:list-item>
        <text:list-item>
          <text:p text:style-name="P7">Fifth <text:s/>Initialise Npm :- Create NewFolder &gt; npm init (file name package.json save in NewFolder automatically)</text:p>
          <text:p text:style-name="P7"/>
        </text:list-item>
        <text:list-item>
          <text:p text:style-name="P7">Sixth To Install Jasmine :- sudo npm install jasmine-core - -save </text:p>
          <text:p text:style-name="P7"/>
        </text:list-item>
        <text:list-item>
          <text:p text:style-name="P7">Seventh To Install Karma :- sudo npm install karma-cli -g (g == Globally)</text:p>
          <text:p text:style-name="P7"/>
        </text:list-item>
        <text:list-item>
          <text:p text:style-name="P7">Eighth To Install Karma Dev Mode :- sudo npm install karma - -save-dev</text:p>
          <text:p text:style-name="P7"/>
        </text:list-item>
        <text:list-item>
          <text:p text:style-name="P7">Ninth :- This Installation Will Install Karma Locally And Create Node Modules Folder In Current Directory</text:p>
          <text:p text:style-name="P7"/>
        </text:list-item>
        <text:list-item>
          <text:p text:style-name="P7">Tenth To Install Karma And Jasmine Together In Dev Mode :- sudo npm install karma-jasmine - -save-dev (dev == Developer)</text:p>
          <text:p text:style-name="P7"/>
        </text:list-item>
        <text:list-item>
          <text:p text:style-name="P7">Eleventh To Initialise Karma :- karma init</text:p>
          <text:p text:style-name="P7"/>
        </text:list-item>
        <text:list-item>
          <text:p text:style-name="P7">Twelfth To Initialise Bower :- bower init</text:p>
          <text:p text:style-name="P7"/>
        </text:list-item>
        <text:list-item>
          <text:p text:style-name="P7">Thirteenth To Install Angular Mock Dependency Package :- bower install angular-mock - -save-dev (dev == Developer)</text:p>
          <text:p text:style-name="P7"/>
        </text:list-item>
        <text:list-item>
          <text:p text:style-name="P7">Fourteenth To install angular dependency Package :- bower install angular - -save</text:p>
        </text:list-item>
      </text:list>
      <text:p text:style-name="P1"/>
      <text:p text:style-name="P1"/>
      <text:p text:style-name="P2">Grunt To Karma (combined testing after jasmine karma)</text:p>
      <text:p text:style-name="P1"/>
      <text:list xml:id="list4648584869096153486" text:style-name="L6">
        <text:list-item>
          <text:p text:style-name="P8">goto <text:a xlink:type="simple" xlink:href="https://gruntjs.com/" text:style-name="Internet_20_link" text:visited-style-name="Visited_20_Internet_20_Link">https://gruntjs.com</text:a> </text:p>
          <text:p text:style-name="P8"/>
        </text:list-item>
        <text:list-item>
          <text:p text:style-name="P8">grunt-karma plugin </text:p>
        </text:list-item>
      </text:list>
      <text:p text:style-name="P1"/>
      <text:list xml:id="list104531562366439" text:continue-numbering="true" text:style-name="L6">
        <text:list-item>
          <text:p text:style-name="P8">npm install grunt - -save-dev </text:p>
          <text:p text:style-name="P8"/>
        </text:list-item>
        <text:list-item>
          <text:p text:style-name="P8">npm install grunt-karma - -save-dev </text:p>
          <text:p text:style-name="P8"/>
        </text:list-item>
        <text:list-item>
          <text:p text:style-name="P8">create gruntfile.js </text:p>
          <text:p text:style-name="P8"/>
        </text:list-item>
        <text:list-item>
          <text:p text:style-name="P8">grunt karma </text:p>
        </text:list-item>
      </text:list>
      <text:p text:style-name="P1"/>
      <text:p text:style-name="P1"/>
      <text:p text:style-name="P1"/>
      <text:p text:style-name="P1"/>
      <text:p text:style-name="P2"><text:soft-page-break/>Yeoman</text:p>
      <text:p text:style-name="P1"/>
      <text:list xml:id="list4402163721304633361" text:style-name="L7">
        <text:list-item>
          <text:p text:style-name="P9">http://yeoman.io/ <text:s/>web tool is also like template (angular generator readme) </text:p>
          <text:p text:style-name="P9"/>
        </text:list-item>
        <text:list-item>
          <text:p text:style-name="P9">sudo npm install yo -g </text:p>
          <text:p text:style-name="P9"/>
        </text:list-item>
        <text:list-item>
          <text:p text:style-name="P9">goto discovering generator option </text:p>
          <text:p text:style-name="P9"/>
        </text:list-item>
        <text:list-item>
          <text:p text:style-name="P9">download angular (angular) </text:p>
          <text:p text:style-name="P9"/>
        </text:list-item>
        <text:list-item>
          <text:p text:style-name="P9">sudo npm install -g generator-karma generator-angular </text:p>
          <text:p text:style-name="P9"/>
        </text:list-item>
        <text:list-item>
          <text:p text:style-name="P9">create blank folder </text:p>
          <text:p text:style-name="P9"/>
        </text:list-item>
        <text:list-item>
          <text:p text:style-name="P9">yo angular (ask question) &gt; spacebar for select option &gt; module &gt; route </text:p>
          <text:p text:style-name="P9"/>
        </text:list-item>
        <text:list-item>
          <text:p text:style-name="P9">grunt serve (to start application) </text:p>
          <text:p text:style-name="P9"/>
        </text:list-item>
        <text:list-item>
          <text:p text:style-name="P9">ctrl +c after stop we will create new files </text:p>
          <text:p text:style-name="P9"/>
        </text:list-item>
        <text:list-item>
          <text:p text:style-name="P9">yo angular:route profile (for create new route) </text:p>
          <text:p text:style-name="P9"/>
        </text:list-item>
        <text:list-item>
          <text:p text:style-name="P9">yo angular:factory myfactory (for create new factory) </text:p>
          <text:p text:style-name="P9"/>
        </text:list-item>
        <text:list-item>
          <text:p text:style-name="P9">yo angular:filter myfilter(filter name) </text:p>
          <text:p text:style-name="P9"/>
        </text:list-item>
        <text:list-item>
          <text:p text:style-name="P9">yo angular:controller myCtrl(ctrl name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51cm" style:type="center"/>
          <style:tab-stop style:position="19.70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16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1:40:14.407463000</meta:creation-date>
    <dc:date>2017-09-30T10:45:29.826702000</dc:date>
    <meta:editing-duration>PT14M28S</meta:editing-duration>
    <meta:editing-cycles>4</meta:editing-cycles>
    <meta:generator>LibreOffice_Vanilla/5.2.3.5$MacOSX_X86_64 LibreOffice_project/83adc9c35c74e0badc710d981405858b1179a327</meta:generator>
    <meta:document-statistic meta:table-count="0" meta:image-count="0" meta:object-count="0" meta:page-count="4" meta:paragraph-count="144" meta:word-count="917" meta:character-count="4974" meta:non-whitespace-character-count="4226"/>
  </office:meta>
</office:document-meta>
</file>